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5cm" svg:height="9.005cm" svg:x="28.326cm" svg:y="14.901cm">
            <draw:object draw:notify-on-update-of-ranges="Sheet1.P28:Sheet1.P30 Sheet1.Q28:Sheet1.Q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E8]*[.D7]/[.E7]" office:value-type="float" office:value="120" calcext:value-type="float">
            <text:p>120</text:p>
          </table:table-cell>
          <table:table-cell office:value-type="float" office:value="0.3" calcext:value-type="float">
            <text:p>0,3</text:p>
          </table:table-cell>
          <table:table-cell table:number-columns-repeated="12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xmi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min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Xe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ma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eMax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eMax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x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portion</text:p>
          </table:table-cell>
          <table:table-cell table:formula="of:=([.K15]-[.K14])/([.E15]-[.E14])" office:value-type="float" office:value="300" calcext:value-type="float">
            <text:p>300</text:p>
          </table:table-cell>
          <table:table-cell/>
          <table:table-cell office:value-type="string" calcext:value-type="string">
            <text:p>proportion</text:p>
          </table:table-cell>
          <table:table-cell table:formula="of:=([.M15]-[.M14])/([.G15]-[.G14])" office:value-type="float" office:value="50" calcext:value-type="float">
            <text:p>50</text:p>
          </table:table-cell>
          <table:table-cell/>
          <table:table-cell table:formula="of:=([.M15]-[.M14])/([.G15]-[.G14])" office:value-type="float" office:value="50" calcext:value-type="float">
            <text:p>50</text:p>
          </table:table-cell>
          <table:table-cell table:number-columns-repeated="3"/>
          <table:table-cell table:number-columns-repeated="2"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alage_x</text:p>
          </table:table-cell>
          <table:table-cell table:formula="of:=([.E16]-[.E14])*[.E28]" office:value-type="float" office:value="300" calcext:value-type="float">
            <text:p>300</text:p>
          </table:table-cell>
          <table:table-cell/>
          <table:table-cell office:value-type="string" calcext:value-type="string">
            <text:p>decalage_y</text:p>
          </table:table-cell>
          <table:table-cell table:formula="of:=([.G16]-[.G14])*[.H28]" office:value-type="float" office:value="200" calcext:value-type="float">
            <text:p>200</text:p>
          </table:table-cell>
          <table:table-cell table:formula="of:=([.M15]-[.H29])" office:value-type="float" office:value="300" calcext:value-type="float">
            <text:p>300</text:p>
          </table:table-cell>
          <table:table-cell table:formula="of:=([.G16]-[.G14])*[.J28]" office:value-type="float" office:value="200" calcext:value-type="float">
            <text:p>20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alage_ecran</text:p>
          </table:table-cell>
          <table:table-cell table:formula="of:=[.K14]" office:value-type="float" office:value="100" calcext:value-type="float">
            <text:p>100</text:p>
          </table:table-cell>
          <table:table-cell/>
          <table:table-cell office:value-type="string" calcext:value-type="string">
            <text:p>decalage_ecran</text:p>
          </table:table-cell>
          <table:table-cell table:formula="of:=[.M14]" office:value-type="float" office:value="100" calcext:value-type="float">
            <text:p>100</text:p>
          </table:table-cell>
          <table:table-cell table:number-columns-repeated="7"/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X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=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1+2*[.E33]+1*[.E33]^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Xecran =</text:p>
          </table:table-cell>
          <table:table-cell table:formula="of:=[.E33]*[.E28]+[.E29]+[.K14]" office:value-type="float" office:value="700" calcext:value-type="float">
            <text:p>700</text:p>
          </table:table-cell>
          <table:table-cell/>
          <table:table-cell office:value-type="string" calcext:value-type="string">
            <text:p>Yecran =</text:p>
          </table:table-cell>
          <table:table-cell table:formula="of:=[.H33]*[.H28]+[.H29]+[.M14]" office:value-type="float" office:value="325" calcext:value-type="float">
            <text:p>325</text:p>
          </table:table-cell>
          <table:table-cell table:formula="of:=[.M15]-([.I33]*[.H28]+[.H29])" office:value-type="float" office:value="250" calcext:value-type="float">
            <text:p>250</text:p>
          </table:table-cell>
          <table:table-cell table:formula="of:=-[.J33]*[.J28]-[.J29]+[.M1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formula="of:=([.E33]-[.E14])*([.K15]-[.K14])/([.E15]-[.E14])+[.K14]" office:value-type="float" office:value="700" calcext:value-type="float">
            <text:p>700</text:p>
          </table:table-cell>
          <table:table-cell table:number-columns-repeated="4"/>
          <table:table-cell table:formula="of:=([.J33]-[.G14])*([.M15]-[.M14])/([.G15]-[.G14])+[.M14]" office:value-type="float" office:value="500" calcext:value-type="float">
            <text:p>500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(a - val_min) * (Ecran_max - Ecran_min) / (val_max-val_min) + Ecran_min;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22:20:36.945384844</meta:creation-date>
    <dc:date>2023-05-25T23:53:15.480211622</dc:date>
    <meta:editing-duration>PT17M40S</meta:editing-duration>
    <meta:editing-cycles>3</meta:editing-cycles>
    <meta:generator>LibreOffice/7.3.7.2$Linux_X86_64 LibreOffice_project/30$Build-2</meta:generator>
    <meta:document-statistic meta:table-count="1" meta:cell-count="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3.641cm" svg:y="4.201cm" style:legend-expansion="high" chart:style-name="ch2"/>
        <chart:plot-area chart:style-name="ch3" table:cell-range-address="Sheet1.P28:Sheet1.Q30" svg:x="0.32cm" svg:y="0.18cm" svg:width="13.001cm" svg:height="8.646cm">
          <chart:coordinate-region svg:x="1.175cm" svg:y="0.383cm" svg:width="11.843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8:Sheet1.Q30" chart:class="chart:scatter">
            <chart:domain table:cell-range-address="Sheet1.P28:Sheet1.P30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P28:Sheet1.P30</svg:desc>
                </draw:g>
              </table:table-cell>
              <table:table-cell office:value-type="float" office:value="500">
                <text:p>500</text:p>
                <draw:g>
                  <svg:desc>Sheet1.Q28:Sheet1.Q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